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489cm"/>
    </style:style>
    <style:style style:name="gr2" style:family="graphic" style:parent-style-name="standard">
      <style:graphic-properties draw:fill-color="#adc5e7" draw:opacity="36%" draw:textarea-horizontal-align="justify" draw:textarea-vertical-align="middle" draw:auto-grow-height="false" fo:min-height="0.893cm" fo:min-width="4.58cm"/>
    </style:style>
    <style:style style:name="gr3" style:family="graphic" style:parent-style-name="standard">
      <style:graphic-properties draw:fill-color="#adc5e7" draw:opacity="36%" draw:textarea-horizontal-align="justify" draw:textarea-vertical-align="middle" draw:auto-grow-height="false" fo:min-height="0.893cm" fo:min-width="6.866cm"/>
    </style:style>
    <style:style style:name="gr4" style:family="graphic" style:parent-style-name="standard">
      <style:graphic-properties draw:fill-color="#adc5e7" draw:opacity="36%" draw:textarea-horizontal-align="justify" draw:textarea-vertical-align="middle" draw:auto-grow-height="false" fo:min-height="0.893cm" fo:min-width="2.421cm"/>
    </style:style>
    <style:style style:name="gr5" style:family="graphic" style:parent-style-name="standard">
      <style:graphic-properties svg:stroke-color="#ef413d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c5e7" draw:opacity="36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ce181e" fo:font-size="20pt" fo:font-weight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524cm" svg:x="11.541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524cm" svg:x="11.54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524cm" svg:x="11.54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524cm" svg:x="11.541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1.143cm" svg:x="2.397cm" svg:y="5.064cm">
          <text:p text:style-name="P1"><text:span text:style-name="T1">2 <text:s text:c="5"/>3 <text:s text:c="5"/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143cm" svg:x="2.27cm" svg:y="8.112cm">
          <text:p text:style-name="P1"><text:span text:style-name="T1">2 <text:s text:c="6"/>3 <text:s text:c="6"/>1 <text:s text:c="6"/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143cm" svg:x="2.27cm" svg:y="10.779cm">
          <text:p text:style-name="P1"><text:span text:style-name="T1">1 <text:s text:c="3"/>1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27cm" svg:y1="4.556cm" svg:x2="7.731cm" svg:y2="4.556cm">
          <text:p text:style-name="P3">3</text:p>
        </draw:line>
        <draw:line draw:style-name="gr5" draw:text-style-name="P3" draw:layer="layout" svg:x1="2.143cm" svg:y1="7.477cm" svg:x2="9.509cm" svg:y2="7.477cm">
          <text:p text:style-name="P3">4</text:p>
        </draw:line>
        <draw:line draw:style-name="gr5" draw:text-style-name="P3" draw:layer="layout" svg:x1="2.143cm" svg:y1="10.271cm" svg:x2="4.937cm" svg:y2="10.271cm">
          <text:p text:style-name="P3">2</text:p>
        </draw:line>
        <draw:custom-shape draw:style-name="gr1" draw:text-style-name="P1" draw:layer="layout" svg:width="1.397cm" svg:height="1.524cm" svg:x="11.541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13:45:31.134974774</meta:creation-date>
    <dc:date>2020-08-06T15:03:51.692794889</dc:date>
    <meta:editing-duration>PT1H18M21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